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36BDDB05C299DF04.jpg" manifest:media-type="image/jpeg"/>
  <manifest:file-entry manifest:full-path="Pictures/10000000000001F4000001F49DF5019368B8D9F9.jpg" manifest:media-type="image/jpeg"/>
  <manifest:file-entry manifest:full-path="Pictures/10000000000001F4000001F4534363F69F25A07B.jpg" manifest:media-type="image/jpeg"/>
  <manifest:file-entry manifest:full-path="Pictures/10000000000001F4000001F49385CCA8A9BB26A6.jpg" manifest:media-type="image/jpeg"/>
  <manifest:file-entry manifest:full-path="Pictures/10000000000001F4000001F4E02C6E01CBDA54DD.jpg" manifest:media-type="image/jpeg"/>
  <manifest:file-entry manifest:full-path="Pictures/10000000000001F4000001F4C8D5DD0D83A95FD6.jpg" manifest:media-type="image/jpeg"/>
  <manifest:file-entry manifest:full-path="Pictures/10000000000001F4000001F40A8F971A7841C78C.jpg" manifest:media-type="image/jpeg"/>
  <manifest:file-entry manifest:full-path="Pictures/10000000000001F4000001F4810F0B5FDE97DB1D.jpg" manifest:media-type="image/jpeg"/>
  <manifest:file-entry manifest:full-path="Pictures/10000000000001F4000001F41920264132A89759.jpg" manifest:media-type="image/jpeg"/>
  <manifest:file-entry manifest:full-path="Pictures/10000000000001F4000001F4C9A5C244A711A66F.jpg" manifest:media-type="image/jpeg"/>
  <manifest:file-entry manifest:full-path="Pictures/10000000000001F4000001F4F5B55B93D64BC65F.jpg" manifest:media-type="image/jpeg"/>
  <manifest:file-entry manifest:full-path="Pictures/10000000000001F4000001F471E127E94D6BD44C.jpg" manifest:media-type="image/jpeg"/>
  <manifest:file-entry manifest:full-path="Pictures/10000000000001F4000001F441C35C07F16C0637.jpg" manifest:media-type="image/jpeg"/>
  <manifest:file-entry manifest:full-path="Pictures/10000000000001F4000001F4163DC3F7A9384A57.jpg" manifest:media-type="image/jpeg"/>
  <manifest:file-entry manifest:full-path="Pictures/10000000000001F4000001F48EBBA1A7C4A1ABC2.jpg" manifest:media-type="image/jpeg"/>
  <manifest:file-entry manifest:full-path="Pictures/10000000000001F4000001F4325EA76762F42231.jpg" manifest:media-type="image/jpeg"/>
  <manifest:file-entry manifest:full-path="Pictures/10000000000001F4000001F4C856C201089F747E.jpg" manifest:media-type="image/jpeg"/>
  <manifest:file-entry manifest:full-path="Pictures/10000000000001F4000001F4227B2E91893C6BA5.jpg" manifest:media-type="image/jpeg"/>
  <manifest:file-entry manifest:full-path="Pictures/10000000000001F4000001F49041A56D9D28520A.jpg" manifest:media-type="image/jpeg"/>
  <manifest:file-entry manifest:full-path="Pictures/10000000000001F4000001F44DC89C12A585568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9cm" svg:height="2.489cm" svg:x="1.93cm" svg:y="2.794cm">
          <draw:image xlink:href="Pictures/10000000000001F4000001F40A8F971A7841C78C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2.093cm" svg:y="2.8cm">
          <draw:image xlink:href="Pictures/10000000000001F4000001F4810F0B5FDE97DB1D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7.013cm" svg:y="2.8cm">
          <draw:image xlink:href="Pictures/10000000000001F4000001F41920264132A89759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7.173cm" svg:y="2.8cm">
          <draw:image xlink:href="Pictures/10000000000001F4000001F4F5B55B93D64BC65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8.204cm">
          <draw:image xlink:href="Pictures/10000000000001F4000001F441C35C07F16C0637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8.204cm">
          <draw:image xlink:href="Pictures/10000000000001F4000001F4163DC3F7A9384A57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8.204cm">
          <draw:image xlink:href="Pictures/10000000000001F4000001F4227B2E91893C6BA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8.204cm">
          <draw:image xlink:href="Pictures/10000000000001F4000001F48EBBA1A7C4A1ABC2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13.589cm">
          <draw:image xlink:href="Pictures/10000000000001F4000001F471E127E94D6BD44C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13.589cm">
          <draw:image xlink:href="Pictures/10000000000001F4000001F44DC89C12A5855688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13.589cm">
          <draw:image xlink:href="Pictures/10000000000001F4000001F4C856C201089F747E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13.589cm">
          <draw:image xlink:href="Pictures/10000000000001F4000001F49041A56D9D28520A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18.999cm">
          <draw:image xlink:href="Pictures/10000000000001F4000001F4E02C6E01CBDA54DD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18.999cm">
          <draw:image xlink:href="Pictures/10000000000001F4000001F49385CCA8A9BB26A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18.999cm">
          <draw:image xlink:href="Pictures/10000000000001F4000001F4534363F69F25A07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18.999cm">
          <draw:image xlink:href="Pictures/10000000000001F4000001F4325EA76762F4223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24.384cm">
          <draw:image xlink:href="Pictures/10000000000001F4000001F4C8D5DD0D83A95FD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24.384cm">
          <draw:image xlink:href="Pictures/10000000000001F4000001F49DF5019368B8D9F9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24.384cm">
          <draw:image xlink:href="Pictures/10000000000001F4000001F4C9A5C244A711A66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24.384cm">
          <draw:image xlink:href="Pictures/10000000000001F4000001F436BDDB05C299DF0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31T04:05:59.882089758</meta:creation-date>
    <dc:date>2025-02-11T19:48:21.765215280</dc:date>
    <meta:editing-duration>PT14H37M33S</meta:editing-duration>
    <meta:editing-cycles>18</meta:editing-cycles>
    <meta:generator>LibreOffice/6.4.7.2$Linux_X86_64 LibreOffice_project/40$Build-2</meta:generator>
    <meta:print-date>2025-02-11T19:09:19.367834190</meta:print-date>
    <meta:document-statistic meta:object-count="20"/>
  </office:meta>
</office:document-meta>
</file>